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00%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3" style:parent-style-name="Normal" style:family="paragraph">
      <style:paragraph-properties fo:margin-bottom="0.1388in" fo:line-height="100%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5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bottom="0.1388in" fo:line-height="100%"/>
    </style:style>
    <style:style style:name="T8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9" style:parent-style-name="Listeafsnit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0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fo:language="nb" fo:country="NO" style:language-asian="da" style:country-asian="DK"/>
    </style:style>
    <style:style style:name="P11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2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3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5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16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17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18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19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20" style:parent-style-name="Normal" style:list-style-name="LFO1" style:family="paragraph">
      <style:paragraph-properties fo:margin-bottom="0in" fo:line-height="100%"/>
      <style:text-properties style:font-name-asian="Times New Roman" style:font-name-complex="Calibri" fo:language="nb" fo:country="NO" style:language-asian="da" style:country-asian="DK"/>
    </style:style>
    <style:style style:name="P21" style:parent-style-name="Normal" style:list-style-name="LFO1" style:family="paragraph">
      <style:paragraph-properties fo:margin-bottom="0in" fo:line-height="100%"/>
      <style:text-properties style:font-name-asian="Times New Roman" style:font-name-complex="Calibri" fo:language="nb" fo:country="NO" style:language-asian="da" style:country-asian="DK"/>
    </style:style>
    <style:style style:name="P22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fo:language="nb" fo:country="NO" style:language-asian="da" style:country-asian="DK"/>
    </style:style>
    <style:style style:name="P23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24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25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26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27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8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color="#000000" style:language-asian="da" style:country-asian="DK"/>
    </style:style>
    <style:style style:name="P29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0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1" style:parent-style-name="Normal" style:list-style-name="LFO1" style:family="paragraph">
      <style:paragraph-properties fo:margin-bottom="0in" fo:line-height="100%"/>
    </style:style>
    <style:style style:name="T3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33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34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35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6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7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8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9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 style:font-name-complex="Calibri" fo:color="#000000" style:language-asian="da" style:country-asian="DK"/>
    </style:style>
  </office:automatic-styles>
  <office:body>
    <office:text text:use-soft-page-breaks="true">
      <text:p text:style-name="P1"><text:span text:style-name="T2">Gruppemøde #1 gruppe 2</text:span></text:p>
      <text:p text:style-name="P3"><text:span text:style-name="T4">Dato:  </text:span><text:span text:style-name="T5">29/08-2018 <text:s text:c="2"/></text:span></text:p>
      <text:p text:style-name="P6"/>
      <text:p text:style-name="P7"><text:span text:style-name="T8">Dagsorden</text:span></text:p>
      <text:list text:style-name="LFO1" text:continue-numbering="true">
        <text:list-item>
          <text:p text:style-name="P9">Valg af roller</text:p>
        </text:list-item>
      </text:list>
      <text:p text:style-name="P10"/>
      <text:list text:style-name="LFO1" text:continue-numbering="true">
        <text:list-item>
          <text:p text:style-name="P11">Opfølgning på aktionspunkter fra forrige møde</text:p>
        </text:list-item>
      </text:list>
      <text:p text:style-name="P12"/>
      <text:list text:style-name="LFO1" text:continue-numbering="true">
        <text:list-item>
          <text:p text:style-name="P13">Aktionspunkter:</text:p>
        </text:list-item>
      </text:list>
      <text:p text:style-name="P14"/>
      <text:list text:style-name="LFO1" text:continue-numbering="true">
        <text:list-item>
          <text:list>
            <text:list-item>
              <text:p text:style-name="P15">Uddelegering af roller: <text:s/></text:p>
              <text:list text:continue-numbering="true">
                <text:list-item>
                  <text:p text:style-name="P16">David er referent<text:s/></text:p>
                </text:list-item>
                <text:list-item>
                  <text:p text:style-name="P17">Bekir er communicator (mellem gruppe og vejleder)<text:s/></text:p>
                </text:list-item>
                <text:list-item>
                  <text:p text:style-name="P18">Nina og<text:s/>Bekir planlægger<text:s/></text:p>
                </text:list-item>
                <text:list-item>
                  <text:p text:style-name="P19">Stanie er logbogsansvarlig</text:p>
                </text:list-item>
                <text:list-item>
                  <text:p text:style-name="P20">Danny, Mehmetali og Bekir er rapportsansvarlig <text:s/></text:p>
                </text:list-item>
                <text:list-item>
                  <text:p text:style-name="P21">Mehmetali, Frej og Muhanad er backup (+GITmasters) <text:s/></text:p>
                </text:list-item>
              </text:list>
            </text:list-item>
          </text:list>
        </text:list-item>
      </text:list>
      <text:p text:style-name="P22"/>
      <text:list text:style-name="LFO1" text:continue-numbering="true">
        <text:list-item>
          <text:list>
            <text:list-item>
              <text:p text:style-name="P23">Brainstorm: <text:s/></text:p>
            </text:list-item>
          </text:list>
        </text:list-item>
      </text:list>
      <text:p text:style-name="P24">Kassestyring, Casino, FlappyBird, Skak, Bomberman, Snake, 7-kabale,<text:s/>Sundheds-app, TowerDefence, Note-hjemmeside, Dart, Parkeringshus, <text:s text:c="2"/></text:p>
      <text:p text:style-name="P25">(indtil videre er der mest stemning for Casino og Note-hjemmeside, dem<text:s/></text:p>
      <text:p text:style-name="P26"><text:tab/></text:p>
      <text:list text:style-name="LFO1" text:continue-numbering="true">
        <text:list-item>
          <text:p text:style-name="P27">Lektier til næste møde: <text:s/></text:p>
        </text:list-item>
      </text:list>
      <text:p text:style-name="P28">- Styr på git (Mo, Tali, Frey)<text:line-break/>- Evt. tænke over nye ideer til projektet<text:s/></text:p>
      <text:p text:style-name="P29"/>
      <text:p text:style-name="P30"/>
      <text:list text:style-name="LFO1" text:continue-numbering="true">
        <text:list-item>
          <text:p text:style-name="P31"><text:span text:style-name="T32">Næste møde:</text:span><text:span text:style-name="T33"><text:s text:c="2"/></text:span><text:span text:style-name="T34">30-08-2018</text:span><text:span text:style-name="T35"><text:s/></text:span></text:p>
        </text:list-item>
      </text:list>
      <text:p text:style-name="P36"/>
      <text:list text:style-name="LFO1" text:continue-numbering="true">
        <text:list-item>
          <text:p text:style-name="P37">Evt. <text:s/></text:p>
        </text:list-item>
      </text:list>
      <text:p text:style-name="P38">Husk TUSCH!!!<text:s/></text:p>
      <text:p text:style-name="P3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style:style style:name="apple-tab-span" style:display-name="apple-tab-span" style:family="text" style:parent-style-name="Standardskrifttypeiafsni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Stanie Cheung</dc:creator>
    <meta:creation-date>2018-08-29T11:36:00Z</meta:creation-date>
    <dc:date>2018-11-07T12:38:00Z</dc:date>
    <meta:template xlink:href="Normal" xlink:type="simple"/>
    <meta:editing-cycles>3</meta:editing-cycles>
    <meta:editing-duration>PT2160S</meta:editing-duration>
    <meta:document-statistic meta:page-count="1" meta:paragraph-count="1" meta:word-count="107" meta:character-count="763" meta:row-count="5" meta:non-whitespace-character-count="657"/>
  </office:meta>
</office:document-meta>
</file>